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/>
    </style:style>
    <style:style style:name="P2" style:family="paragraph" style:parent-style-name="Text_20_body">
      <style:paragraph-properties fo:margin-left="1.129cm" fo:margin-right="0cm" fo:text-indent="-1.129cm" style:auto-text-indent="false"/>
      <style:text-properties style:font-name="Times New Roman" fo:font-size="12pt"/>
    </style:style>
    <style:style style:name="T1" style:family="text">
      <style:text-properties style:text-position="0% 100%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imple test document</text:span></text:p>
      <text:p text:style-name="Standard"><text:span text:style-name="T1"/></text:p>
      <text:p text:style-name="Standard"><text:reference-mark-start text:name="ADDIN Mendeley Citation{abeb5e6b-9274-44ff-9582-d7ef4ddaa4a8};{3647a485-83a2-4f46-b172-359305dc18f2};{e94c5392-3444-488e-8740-748303a542fb};{9b1244fd-0fb9-467e-937c-c9d0b1e83fa6} CSL_CITATION  { &quot;citationItems&quot; : [ { &quot;id&quot; : &quot;ITEM-1&quot;, &quot;itemData&quot; : { &quot;author&quot; : [ { &quot;family&quot; : &quot;Abbott&quot;, &quot;given&quot; : &quot;L F&quot; }, { &quot;family&quot; : &quot;Luo&quot;, &quot;given&quot; : &quot;Sean X&quot; } ], &quot;container-title&quot; : &quot;Nature Neuroscience&quot;, &quot;id&quot; : &quot;ITEM-1&quot;, &quot;issue&quot; : &quot;11&quot;, &quot;issued&quot; : { &quot;date-parts&quot; : [ [ &quot;2007&quot; ] ] }, &quot;note&quot; : &quot;\u003cm:note/\u003e&quot;, &quot;page&quot; : &quot;1342-1343&quot;, &quot;title&quot; : &quot;A step toward optimal coding in olfaction&quot;, &quot;type&quot; : &quot;article-journal&quot;, &quot;volume&quot; : &quot;10&quot; }, &quot;uris&quot; : [ &quot;http://local/documents/?uuid=abeb5e6b-9274-44ff-9582-d7ef4ddaa4a8&quot; ] }, { &quot;id&quot; : &quot;ITEM-2&quot;, &quot;itemData&quot; : { &quot;author&quot; : [ { &quot;family&quot; : &quot;Abraham&quot;, &quot;given&quot; : &quot;Tara H&quot; } ], &quot;container-title&quot; : &quot;History&quot;, &quot;id&quot; : &quot;ITEM-2&quot;, &quot;issue&quot; : &quot;1&quot;, &quot;issued&quot; : { &quot;date-parts&quot; : [ [ &quot;2002&quot; ] ] }, &quot;note&quot; : &quot;\u003cm:note/\u003e&quot;, &quot;page&quot; : &quot;3-25&quot;, &quot;title&quot; : &quot;(PHYSIO)LOGICAL CIRCUITS: THE INTELLECTUAL ORIGINS OF THE McCULLOCH \u2013 PITTS NEURAL NETWORKS&quot;, &quot;type&quot; : &quot;article-journal&quot;, &quot;volume&quot; : &quot;38&quot; }, &quot;uris&quot; : [ &quot;http://local/documents/?uuid=3647a485-83a2-4f46-b172-359305dc18f2&quot; ] }, { &quot;id&quot; : &quot;ITEM-3&quot;, &quot;itemData&quot; : { &quot;DOI&quot; : &quot;10.1016/j.immuni.2008.02.019&quot;, &quot;author&quot; : [ { &quot;family&quot; : &quot;Ahern&quot;, &quot;given&quot; : &quot;Philip P&quot; }, { &quot;family&quot; : &quot;Izcue&quot;, &quot;given&quot; : &quot;Ana&quot; }, { &quot;family&quot; : &quot;Hue&quot;, &quot;given&quot; : &quot;Sophie&quot; }, { &quot;family&quot; : &quot;Buonocore&quot;, &quot;given&quot; : &quot;Sofia&quot; }, { &quot;family&quot; : &quot;Arancibia-ca&quot;, &quot;given&quot; : &quot;Carolina V&quot; }, { &quot;family&quot; : &quot;Iwakura&quot;, &quot;given&quot; : &quot;Yoichiro&quot; }, { &quot;family&quot; : &quot;Maloy&quot;, &quot;given&quot; : &quot;Kevin J&quot; }, { &quot;family&quot; : &quot;Powrie&quot;, &quot;given&quot; : &quot;Fiona&quot; } ], &quot;container-title&quot; : &quot;Immunity&quot;, &quot;id&quot; : &quot;ITEM-3&quot;, &quot;issue&quot; : &quot;April&quot;, &quot;issued&quot; : { &quot;date-parts&quot; : [ [ &quot;2008&quot; ] ] }, &quot;note&quot; : &quot;\u003cm:note/\u003e&quot;, &quot;page&quot; : &quot;559-570&quot;, &quot;title&quot; : &quot;Article Interleukin-23 Restrains Regulatory T Cell Activity to Drive T Cell-Dependent Colitis&quot;, &quot;type&quot; : &quot;article-journal&quot; }, &quot;uris&quot; : [ &quot;http://local/documents/?uuid=e94c5392-3444-488e-8740-748303a542fb&quot; ] }, { &quot;id&quot; : &quot;ITEM-4&quot;, &quot;itemData&quot; : { &quot;author&quot; : [ { &quot;family&quot; : &quot;Appendix&quot;, &quot;given&quot; : &quot;Technical&quot; } ], &quot;id&quot; : &quot;ITEM-4&quot;, &quot;issued&quot; : { &quot;date-parts&quot; : [ [ &quot;1995&quot; ] ] }, &quot;note&quot; : &quot;\u003cm:note/\u003e&quot;, &quot;page&quot; : &quot;1-8&quot;, &quot;title&quot; : &quot;A . GMM estimation of the parameters of the utility function&quot;, &quot;type&quot; : &quot;article-journal&quot; }, &quot;uris&quot; : [ &quot;http://local/documents/?uuid=9b1244fd-0fb9-467e-937c-c9d0b1e83fa6&quot; ] } ], &quot;mendeley&quot; : { &quot;previouslyFormattedCitation&quot; : &quot;[1\u20134]&quot; }, &quot;properties&quot; : { &quot;noteIndex&quot; : 0 }, &quot;schema&quot; : &quot;https://github.com/citation-style-language/schema/raw/master/csl-citation.json&quot; }  RNDH8JTq1Tp9C"/><text:span text:style-name="T1">[1–4]</text:span><text:reference-mark-end text:name="ADDIN Mendeley Citation{abeb5e6b-9274-44ff-9582-d7ef4ddaa4a8};{3647a485-83a2-4f46-b172-359305dc18f2};{e94c5392-3444-488e-8740-748303a542fb};{9b1244fd-0fb9-467e-937c-c9d0b1e83fa6} CSL_CITATION  { &quot;citationItems&quot; : [ { &quot;id&quot; : &quot;ITEM-1&quot;, &quot;itemData&quot; : { &quot;author&quot; : [ { &quot;family&quot; : &quot;Abbott&quot;, &quot;given&quot; : &quot;L F&quot; }, { &quot;family&quot; : &quot;Luo&quot;, &quot;given&quot; : &quot;Sean X&quot; } ], &quot;container-title&quot; : &quot;Nature Neuroscience&quot;, &quot;id&quot; : &quot;ITEM-1&quot;, &quot;issue&quot; : &quot;11&quot;, &quot;issued&quot; : { &quot;date-parts&quot; : [ [ &quot;2007&quot; ] ] }, &quot;note&quot; : &quot;\u003cm:note/\u003e&quot;, &quot;page&quot; : &quot;1342-1343&quot;, &quot;title&quot; : &quot;A step toward optimal coding in olfaction&quot;, &quot;type&quot; : &quot;article-journal&quot;, &quot;volume&quot; : &quot;10&quot; }, &quot;uris&quot; : [ &quot;http://local/documents/?uuid=abeb5e6b-9274-44ff-9582-d7ef4ddaa4a8&quot; ] }, { &quot;id&quot; : &quot;ITEM-2&quot;, &quot;itemData&quot; : { &quot;author&quot; : [ { &quot;family&quot; : &quot;Abraham&quot;, &quot;given&quot; : &quot;Tara H&quot; } ], &quot;container-title&quot; : &quot;History&quot;, &quot;id&quot; : &quot;ITEM-2&quot;, &quot;issue&quot; : &quot;1&quot;, &quot;issued&quot; : { &quot;date-parts&quot; : [ [ &quot;2002&quot; ] ] }, &quot;note&quot; : &quot;\u003cm:note/\u003e&quot;, &quot;page&quot; : &quot;3-25&quot;, &quot;title&quot; : &quot;(PHYSIO)LOGICAL CIRCUITS: THE INTELLECTUAL ORIGINS OF THE McCULLOCH \u2013 PITTS NEURAL NETWORKS&quot;, &quot;type&quot; : &quot;article-journal&quot;, &quot;volume&quot; : &quot;38&quot; }, &quot;uris&quot; : [ &quot;http://local/documents/?uuid=3647a485-83a2-4f46-b172-359305dc18f2&quot; ] }, { &quot;id&quot; : &quot;ITEM-3&quot;, &quot;itemData&quot; : { &quot;DOI&quot; : &quot;10.1016/j.immuni.2008.02.019&quot;, &quot;author&quot; : [ { &quot;family&quot; : &quot;Ahern&quot;, &quot;given&quot; : &quot;Philip P&quot; }, { &quot;family&quot; : &quot;Izcue&quot;, &quot;given&quot; : &quot;Ana&quot; }, { &quot;family&quot; : &quot;Hue&quot;, &quot;given&quot; : &quot;Sophie&quot; }, { &quot;family&quot; : &quot;Buonocore&quot;, &quot;given&quot; : &quot;Sofia&quot; }, { &quot;family&quot; : &quot;Arancibia-ca&quot;, &quot;given&quot; : &quot;Carolina V&quot; }, { &quot;family&quot; : &quot;Iwakura&quot;, &quot;given&quot; : &quot;Yoichiro&quot; }, { &quot;family&quot; : &quot;Maloy&quot;, &quot;given&quot; : &quot;Kevin J&quot; }, { &quot;family&quot; : &quot;Powrie&quot;, &quot;given&quot; : &quot;Fiona&quot; } ], &quot;container-title&quot; : &quot;Immunity&quot;, &quot;id&quot; : &quot;ITEM-3&quot;, &quot;issue&quot; : &quot;April&quot;, &quot;issued&quot; : { &quot;date-parts&quot; : [ [ &quot;2008&quot; ] ] }, &quot;note&quot; : &quot;\u003cm:note/\u003e&quot;, &quot;page&quot; : &quot;559-570&quot;, &quot;title&quot; : &quot;Article Interleukin-23 Restrains Regulatory T Cell Activity to Drive T Cell-Dependent Colitis&quot;, &quot;type&quot; : &quot;article-journal&quot; }, &quot;uris&quot; : [ &quot;http://local/documents/?uuid=e94c5392-3444-488e-8740-748303a542fb&quot; ] }, { &quot;id&quot; : &quot;ITEM-4&quot;, &quot;itemData&quot; : { &quot;author&quot; : [ { &quot;family&quot; : &quot;Appendix&quot;, &quot;given&quot; : &quot;Technical&quot; } ], &quot;id&quot; : &quot;ITEM-4&quot;, &quot;issued&quot; : { &quot;date-parts&quot; : [ [ &quot;1995&quot; ] ] }, &quot;note&quot; : &quot;\u003cm:note/\u003e&quot;, &quot;page&quot; : &quot;1-8&quot;, &quot;title&quot; : &quot;A . GMM estimation of the parameters of the utility function&quot;, &quot;type&quot; : &quot;article-journal&quot; }, &quot;uris&quot; : [ &quot;http://local/documents/?uuid=9b1244fd-0fb9-467e-937c-c9d0b1e83fa6&quot; ] } ], &quot;mendeley&quot; : { &quot;previouslyFormattedCitation&quot; : &quot;[1\u20134]&quot; }, &quot;properties&quot; : { &quot;noteIndex&quot; : 0 }, &quot;schema&quot; : &quot;https://github.com/citation-style-language/schema/raw/master/csl-citation.json&quot; }  RNDH8JTq1Tp9C"/>⁠, hello, hello <text:reference-mark-start text:name="ADDIN Mendeley Citation{08e7aa1f-ca7a-48b9-847c-1e4743018853};{74cc8653-cc3a-42c5-9739-7498f0bad44a} CSL_CITATION  { &quot;citationItems&quot; : [ { &quot;id&quot; : &quot;ITEM-1&quot;, &quot;itemData&quot; : { &quot;author&quot; : [ { &quot;family&quot; : &quot;Brown&quot;, &quot;given&quot; : &quot;M&quot; }, { &quot;family&quot; : &quot;Lowe&quot;, &quot;given&quot; : &quot;D G&quot; } ], &quot;container-title&quot; : &quot;Computer&quot;, &quot;id&quot; : &quot;ITEM-1&quot;, &quot;note&quot; : &quot;\u003cm:note/\u003e&quot;, &quot;title&quot; : &quot;Unsupervised 3D Object Recognition and Reconstruction in Unordered Datasets&quot;, &quot;type&quot; : &quot;article-journal&quot; }, &quot;uris&quot; : [ &quot;http://local/documents/?uuid=08e7aa1f-ca7a-48b9-847c-1e4743018853&quot; ] }, { &quot;id&quot; : &quot;ITEM-2&quot;, &quot;itemData&quot; : { &quot;author&quot; : [ { &quot;family&quot; : &quot;Carpenter&quot;, &quot;given&quot; : &quot;Gail A&quot; } ], &quot;container-title&quot; : &quot;Image Processing&quot;, &quot;id&quot; : &quot;ITEM-2&quot;, &quot;issued&quot; : { &quot;date-parts&quot; : [ [ &quot;1987&quot; ] ] }, &quot;note&quot; : &quot;\u003cm:note/\u003e&quot;, &quot;page&quot; : &quot;54-115&quot;, &quot;title&quot; : &quot;for a Self-Organizing Machine Neural Pattern Recognition&quot;, &quot;type&quot; : &quot;article-journal&quot;, &quot;volume&quot; : &quot;115&quot; }, &quot;uris&quot; : [ &quot;http://local/documents/?uuid=74cc8653-cc3a-42c5-9739-7498f0bad44a&quot; ] } ], &quot;mendeley&quot; : { &quot;previouslyFormattedCitation&quot; : &quot;[5], [6]&quot; }, &quot;properties&quot; : { &quot;noteIndex&quot; : 0 }, &quot;schema&quot; : &quot;https://github.com/citation-style-language/schema/raw/master/csl-citation.json&quot; }  RNDDXMC5Zzvur"/><text:span text:style-name="T1">[5], [6]</text:span><text:reference-mark-end text:name="ADDIN Mendeley Citation{08e7aa1f-ca7a-48b9-847c-1e4743018853};{74cc8653-cc3a-42c5-9739-7498f0bad44a} CSL_CITATION  { &quot;citationItems&quot; : [ { &quot;id&quot; : &quot;ITEM-1&quot;, &quot;itemData&quot; : { &quot;author&quot; : [ { &quot;family&quot; : &quot;Brown&quot;, &quot;given&quot; : &quot;M&quot; }, { &quot;family&quot; : &quot;Lowe&quot;, &quot;given&quot; : &quot;D G&quot; } ], &quot;container-title&quot; : &quot;Computer&quot;, &quot;id&quot; : &quot;ITEM-1&quot;, &quot;note&quot; : &quot;\u003cm:note/\u003e&quot;, &quot;title&quot; : &quot;Unsupervised 3D Object Recognition and Reconstruction in Unordered Datasets&quot;, &quot;type&quot; : &quot;article-journal&quot; }, &quot;uris&quot; : [ &quot;http://local/documents/?uuid=08e7aa1f-ca7a-48b9-847c-1e4743018853&quot; ] }, { &quot;id&quot; : &quot;ITEM-2&quot;, &quot;itemData&quot; : { &quot;author&quot; : [ { &quot;family&quot; : &quot;Carpenter&quot;, &quot;given&quot; : &quot;Gail A&quot; } ], &quot;container-title&quot; : &quot;Image Processing&quot;, &quot;id&quot; : &quot;ITEM-2&quot;, &quot;issued&quot; : { &quot;date-parts&quot; : [ [ &quot;1987&quot; ] ] }, &quot;note&quot; : &quot;\u003cm:note/\u003e&quot;, &quot;page&quot; : &quot;54-115&quot;, &quot;title&quot; : &quot;for a Self-Organizing Machine Neural Pattern Recognition&quot;, &quot;type&quot; : &quot;article-journal&quot;, &quot;volume&quot; : &quot;115&quot; }, &quot;uris&quot; : [ &quot;http://local/documents/?uuid=74cc8653-cc3a-42c5-9739-7498f0bad44a&quot; ] } ], &quot;mendeley&quot; : { &quot;previouslyFormattedCitation&quot; : &quot;[5], [6]&quot; }, &quot;properties&quot; : { &quot;noteIndex&quot; : 0 }, &quot;schema&quot; : &quot;https://github.com/citation-style-language/schema/raw/master/csl-citation.json&quot; }  RNDDXMC5Zzvur"/>⁠</text:p>
      <text:p text:style-name="Standard"/>
      <text:p text:style-name="Standard"><text:reference-mark-start text:name="ADDIN Mendeley Citation{3cdbbecb-580f-4522-bb92-a01ab9a0d636};{2e2550f4-4656-46b7-8a8b-8400421df762};{e420a5da-e699-40fb-9d6d-948e8177acee} CSL_CITATION  { &quot;citationItems&quot; : [ { &quot;id&quot; : &quot;ITEM-1&quot;, &quot;itemData&quot; : { &quot;author&quot; : [ { &quot;family&quot; : &quot;Dnomics&quot;, &quot;given&quot; : &quot;E C&quot; }, { &quot;family&quot; : &quot;Carroll&quot;, &quot;given&quot; : &quot;Christopher D&quot; }, { &quot;family&quot; : &quot;Samwick&quot;, &quot;given&quot; : &quot;Andrew A&quot; } ], &quot;container-title&quot; : &quot;Journal of Monetary Economics&quot;, &quot;id&quot; : &quot;ITEM-1&quot;, &quot;issued&quot; : { &quot;date-parts&quot; : [ [ &quot;1997&quot; ] ] }, &quot;note&quot; : &quot;\u003cm:note/\u003e&quot;, &quot;page&quot; : &quot;41-71&quot;, &quot;title&quot; : &quot;The nature of precautionary wealth&quot;, &quot;type&quot; : &quot;article-journal&quot;, &quot;volume&quot; : &quot;40&quot; }, &quot;uris&quot; : [ &quot;http://local/documents/?uuid=3cdbbecb-580f-4522-bb92-a01ab9a0d636&quot; ] }, { &quot;id&quot; : &quot;ITEM-2&quot;, &quot;itemData&quot; : { &quot;DOI&quot; : &quot;10.1103/PhysRevLett.92.225502&quot;, &quot;author&quot; : [ { &quot;family&quot; : &quot;Duplock&quot;, &quot;given&quot; : &quot;Elizabeth J&quot; }, { &quot;family&quot; : &quot;Scheffler&quot;, &quot;given&quot; : &quot;Matthias&quot; }, { &quot;family&quot; : &quot;Lindan&quot;, &quot;given&quot; : &quot;Philip J D&quot; } ], &quot;id&quot; : &quot;ITEM-2&quot;, &quot;issue&quot; : &quot;June&quot;, &quot;issued&quot; : { &quot;date-parts&quot; : [ [ &quot;2004&quot; ] ] }, &quot;note&quot; : &quot;\u003cm:note/\u003e&quot;, &quot;page&quot; : &quot;1-4&quot;, &quot;title&quot; : &quot;Hallmark of Perfect Graphene&quot;, &quot;type&quot; : &quot;article-journal&quot; }, &quot;uris&quot; : [ &quot;http://local/documents/?uuid=2e2550f4-4656-46b7-8a8b-8400421df762&quot; ] }, { &quot;id&quot; : &quot;ITEM-3&quot;, &quot;itemData&quot; : { &quot;author&quot; : [ { &quot;family&quot; : &quot;Endres&quot;, &quot;given&quot; : &quot;R G&quot; } ], &quot;container-title&quot; : &quot;Science&quot;, &quot;id&quot; : &quot;ITEM-3&quot;, &quot;issue&quot; : &quot;January&quot;, &quot;issued&quot; : { &quot;date-parts&quot; : [ [ &quot;2004&quot; ] ] }, &quot;note&quot; : &quot;\u003cm:note/\u003e&quot;, &quot;title&quot; : &quot;Colloquium : The quest for high-conductance DNA&quot;, &quot;type&quot; : &quot;article-journal&quot;, &quot;volume&quot; : &quot;76&quot; }, &quot;uris&quot; : [ &quot;http://local/documents/?uuid=e420a5da-e699-40fb-9d6d-948e8177acee&quot; ] } ], &quot;mendeley&quot; : { &quot;previouslyFormattedCitation&quot; : &quot;[7\u20139]&quot; }, &quot;properties&quot; : { &quot;noteIndex&quot; : 0 }, &quot;schema&quot; : &quot;https://github.com/citation-style-language/schema/raw/master/csl-citation.json&quot; }  RNDj0tnwjfIZH"/><text:span text:style-name="T1">[7–9]</text:span><text:reference-mark-end text:name="ADDIN Mendeley Citation{3cdbbecb-580f-4522-bb92-a01ab9a0d636};{2e2550f4-4656-46b7-8a8b-8400421df762};{e420a5da-e699-40fb-9d6d-948e8177acee} CSL_CITATION  { &quot;citationItems&quot; : [ { &quot;id&quot; : &quot;ITEM-1&quot;, &quot;itemData&quot; : { &quot;author&quot; : [ { &quot;family&quot; : &quot;Dnomics&quot;, &quot;given&quot; : &quot;E C&quot; }, { &quot;family&quot; : &quot;Carroll&quot;, &quot;given&quot; : &quot;Christopher D&quot; }, { &quot;family&quot; : &quot;Samwick&quot;, &quot;given&quot; : &quot;Andrew A&quot; } ], &quot;container-title&quot; : &quot;Journal of Monetary Economics&quot;, &quot;id&quot; : &quot;ITEM-1&quot;, &quot;issued&quot; : { &quot;date-parts&quot; : [ [ &quot;1997&quot; ] ] }, &quot;note&quot; : &quot;\u003cm:note/\u003e&quot;, &quot;page&quot; : &quot;41-71&quot;, &quot;title&quot; : &quot;The nature of precautionary wealth&quot;, &quot;type&quot; : &quot;article-journal&quot;, &quot;volume&quot; : &quot;40&quot; }, &quot;uris&quot; : [ &quot;http://local/documents/?uuid=3cdbbecb-580f-4522-bb92-a01ab9a0d636&quot; ] }, { &quot;id&quot; : &quot;ITEM-2&quot;, &quot;itemData&quot; : { &quot;DOI&quot; : &quot;10.1103/PhysRevLett.92.225502&quot;, &quot;author&quot; : [ { &quot;family&quot; : &quot;Duplock&quot;, &quot;given&quot; : &quot;Elizabeth J&quot; }, { &quot;family&quot; : &quot;Scheffler&quot;, &quot;given&quot; : &quot;Matthias&quot; }, { &quot;family&quot; : &quot;Lindan&quot;, &quot;given&quot; : &quot;Philip J D&quot; } ], &quot;id&quot; : &quot;ITEM-2&quot;, &quot;issue&quot; : &quot;June&quot;, &quot;issued&quot; : { &quot;date-parts&quot; : [ [ &quot;2004&quot; ] ] }, &quot;note&quot; : &quot;\u003cm:note/\u003e&quot;, &quot;page&quot; : &quot;1-4&quot;, &quot;title&quot; : &quot;Hallmark of Perfect Graphene&quot;, &quot;type&quot; : &quot;article-journal&quot; }, &quot;uris&quot; : [ &quot;http://local/documents/?uuid=2e2550f4-4656-46b7-8a8b-8400421df762&quot; ] }, { &quot;id&quot; : &quot;ITEM-3&quot;, &quot;itemData&quot; : { &quot;author&quot; : [ { &quot;family&quot; : &quot;Endres&quot;, &quot;given&quot; : &quot;R G&quot; } ], &quot;container-title&quot; : &quot;Science&quot;, &quot;id&quot; : &quot;ITEM-3&quot;, &quot;issue&quot; : &quot;January&quot;, &quot;issued&quot; : { &quot;date-parts&quot; : [ [ &quot;2004&quot; ] ] }, &quot;note&quot; : &quot;\u003cm:note/\u003e&quot;, &quot;title&quot; : &quot;Colloquium : The quest for high-conductance DNA&quot;, &quot;type&quot; : &quot;article-journal&quot;, &quot;volume&quot; : &quot;76&quot; }, &quot;uris&quot; : [ &quot;http://local/documents/?uuid=e420a5da-e699-40fb-9d6d-948e8177acee&quot; ] } ], &quot;mendeley&quot; : { &quot;previouslyFormattedCitation&quot; : &quot;[7\u20139]&quot; }, &quot;properties&quot; : { &quot;noteIndex&quot; : 0 }, &quot;schema&quot; : &quot;https://github.com/citation-style-language/schema/raw/master/csl-citation.json&quot; }  RNDj0tnwjfIZH"/>⁠</text:p>
      <text:p text:style-name="Standard"/>
      <text:section text:style-name="Sect1" text:name="ADDIN Mendeley Bibliography CSL_BIBLIOGRAPHY  RNDG1l72rPmkX">
        <text:p text:style-name="P2">[1] L. F. Abbott and S. X. Luo, “A step toward optimal coding in olfaction,” <text:span text:style-name="T2">Nature Neuroscience</text:span>, vol. 10, no. 11, pp. 1342-1343, 2007.</text:p>
        <text:p text:style-name="P2">[2] T. H. Abraham, “(PHYSIO)LOGICAL CIRCUITS: THE INTELLECTUAL ORIGINS OF THE McCULLOCH – PITTS NEURAL NETWORKS,” <text:span text:style-name="T2">History</text:span>, vol. 38, no. 1, pp. 3-25, 2002.</text:p>
        <text:p text:style-name="P2">[3] P. P. Ahern et al., “Article Interleukin-23 Restrains Regulatory T Cell Activity to Drive T Cell-Dependent Colitis,” <text:span text:style-name="T2">Immunity</text:span>, no. April, pp. 559-570, 2008.</text:p>
        <text:p text:style-name="P2">[4] T. Appendix, “A . GMM estimation of the parameters of the utility function,” pp. 1-8, 1995.</text:p>
        <text:p text:style-name="P2">[5] M. Brown and D. G. Lowe, “Unsupervised 3D Object Recognition and Reconstruction in Unordered Datasets,” <text:span text:style-name="T2">Computer</text:span>.</text:p>
        <text:p text:style-name="P2">[6] G. A. Carpenter, “for a Self-Organizing Machine Neural Pattern Recognition,” <text:span text:style-name="T2">Image Processing</text:span>, vol. 115, pp. 54-115, 1987.</text:p>
        <text:p text:style-name="P2">[7] E. C. Dnomics, C. D. Carroll, and A. A. Samwick, “The nature of precautionary wealth,” <text:span text:style-name="T2">Journal of Monetary Economics</text:span>, vol. 40, pp. 41-71, 1997.</text:p>
        <text:p text:style-name="P2">[8] E. J. Duplock, M. Scheffler, and P. J. D. Lindan, “Hallmark of Perfect Graphene,” no. June, pp. 1-4, 2004.</text:p>
        <text:p text:style-name="P2">[9] R. G. Endres, “Colloquium : The quest for high-conductance DNA,” <text:span text:style-name="T2">Science</text:span>, vol. 76, no. January, 2004. 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1T17:51:52.19</meta:creation-date>
    <dc:date>2011-12-01T18:03:51.95</dc:date>
    <meta:editing-duration>PT10M52S</meta:editing-duration>
    <meta:editing-cycles>1</meta:editing-cycles>
    <meta:generator>OpenOffice.org/3.3$Win32 OpenOffice.org_project/330m20$Build-9567</meta:generator>
    <meta:document-statistic meta:table-count="0" meta:image-count="0" meta:object-count="0" meta:page-count="1" meta:paragraph-count="12" meta:word-count="206" meta:character-count="1206"/>
    <meta:user-defined meta:name="Mendeley Citation Style_1">http://www.zotero.org/styles/ieee</meta:user-defined>
    <meta:user-defined meta:name="Mendeley Document_1">True</meta:user-defined>
    <meta:user-defined meta:name="Mendeley User Name_1">testDatabase@test.com@local</meta:user-defined>
  </office:meta>
</office:document-meta>
</file>